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ext_20_body">
      <style:paragraph-properties fo:margin-top="0cm" fo:margin-bottom="0cm"/>
      <style:text-properties fo:font-weight="bold"/>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Text_20_body">
      <style:paragraph-properties fo:margin-top="0cm" fo:margin-bottom="0cm" fo:text-align="start" style:justify-single-word="false"/>
    </style:style>
    <style:style style:name="P9" style:family="paragraph" style:parent-style-name="Text_20_body" style:list-style-name="L1">
      <style:paragraph-properties fo:margin-top="0cm" fo:margin-bottom="0cm" fo:padding="0.049cm" fo:border="0.002cm solid #000000"/>
    </style:style>
    <style:style style:name="P10" style:family="paragraph" style:parent-style-name="Text_20_body" style:list-style-name="L1">
      <style:paragraph-properties fo:padding="0.049cm" fo:border="0.002cm solid #000000"/>
    </style:style>
    <style:style style:name="T1" style:family="text">
      <style:text-properties fo:font-weight="bold"/>
    </style:style>
    <style:style style:name="T2" style:family="text">
      <style:text-properties fo:color="#1b2733" style:font-name="monospace" fo:background-color="#f7f9f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C TAC TOE</text:h>
      <text:p text:style-name="P8"/>
      <text:p text:style-name="P8">Implement ASCII <text:a xlink:type="simple" xlink:href="https://en.wikipedia.org/wiki/Tic-tac-toe" office:target-frame-name="_blank" xlink:show="new" text:style-name="Internet_20_link" text:visited-style-name="Visited_20_Internet_20_Link"><text:span text:style-name="T1">Tic Tac Toe</text:span></text:a>.  Use 2D - arrays (or some other collection) in your solution</text:p>
      <text:p text:style-name="P8"/>
      <text:list xml:id="list1485328563654781654" text:style-name="L1">
        <text:list-item>
          <text:p text:style-name="P4">Game board is dynamic and asked from the user (N x M). The board size must be at least 3 x 3. Also ask from the user how many game pieces must be next to each other to win (for example 3 in a row, 5 in a row etc). </text:p>
        </text:list-item>
        <text:list-item>
          <text:p text:style-name="P4"/>
        </text:list-item>
        <text:list-item>
          <text:p text:style-name="P4">The game can be played in 2 player mode where there is 2 humans playing</text:p>
        </text:list-item>
        <text:list-item>
          <text:p text:style-name="P4">The game can be played against computer. Computer AI is random (really easy)</text:p>
        </text:list-item>
        <text:list-item>
          <text:p text:style-name="P4">Game ends when player or computer wins</text:p>
        </text:list-item>
        <text:list-item>
          <text:p text:style-name="P4">Game does not accept wrong input, give good error messages to the user.</text:p>
        </text:list-item>
        <text:list-item>
          <text:p text:style-name="P4">Uploaded to <text:span text:style-name="T1">Github</text:span></text:p>
          <text:list>
            <text:list-item>
              <text:p text:style-name="P4"><text:a xlink:type="simple" xlink:href="https://guides.github.com/activities/hello-world/" office:target-frame-name="_blank" xlink:show="new" text:style-name="Internet_20_link" text:visited-style-name="Visited_20_Internet_20_Link">Getting Started</text:a>, <text:a xlink:type="simple" xlink:href="https://guides.github.com/introduction/getting-your-project-on-github/" office:target-frame-name="_blank" xlink:show="new" text:style-name="Internet_20_link" text:visited-style-name="Visited_20_Internet_20_Link">publishing source code</text:a></text:p>
            </text:list-item>
          </text:list>
        </text:list-item>
        <text:list-item>
          <text:p text:style-name="P4">Use ESLint and Standard JavaScript Style Guide</text:p>
        </text:list-item>
        <text:list-item>
          <text:p text:style-name="P9">Create <text:a xlink:type="simple" xlink:href="https://gist.github.com/PurpleBooth/109311bb0361f32d87a2" office:target-frame-name="_blank" xlink:show="new" text:style-name="Internet_20_link" text:visited-style-name="Visited_20_Internet_20_Link"><text:span text:style-name="T2">README.md</text:span></text:a> (<text:a xlink:type="simple" xlink:href="https://guides.github.com/features/mastering-markdown/" office:target-frame-name="_blank" xlink:show="new" text:style-name="Internet_20_link" text:visited-style-name="Visited_20_Internet_20_Link">markdown</text:a>) file containing basic information about your app. This file also contains URL to the github. </text:p>
        </text:list-item>
        <text:list-item>
          <text:p text:style-name="P10"><text:span text:style-name="T1">Return</text:span> your project by uploading only <text:span text:style-name="T2">README.md</text:span></text:p>
        </text:list-item>
      </text:list>
      <text:p text:style-name="P3"/>
      <text:p text:style-name="P5">Additional Batman Requirements</text:p>
      <text:p text:style-name="Text_20_body"/>
      <text:list xml:id="list9108770037321144178" text:style-name="L2">
        <text:list-item>
          <text:p text:style-name="P6">Create some kind of AI for the computer. Computer tries to make smart moves</text:p>
        </text:list-item>
        <text:list-item>
          <text:p text:style-name="P6">Use JSDoc for documenting your app</text:p>
        </text:list-item>
        <text:list-item>
          <text:p text:style-name="P1">Create high score. High score is time that took the user to win the computer. Add also information to the high score how large the game board was. Sort the high score</text:p>
        </text:list-item>
      </text:list>
      <text:p text:style-name="P3"/>
      <text:p text:style-name="P5">Additional SuperBatman Requirements</text:p>
      <text:p text:style-name="Text_20_body"/>
      <text:list xml:id="list8494440342597996867" text:style-name="L3">
        <text:list-item>
          <text:p text:style-name="P7">Save and load the high score <text:a xlink:type="simple" xlink:href="https://nodejs.org/api/fs.html" office:target-frame-name="_blank" xlink:show="new" text:style-name="Internet_20_link" text:visited-style-name="Visited_20_Internet_20_Link">from a external file</text:a>.</text:p>
        </text:list-item>
        <text:list-item>
          <text:p text:style-name="P7">Save and load the high score from some database, for example <text:a xlink:type="simple" xlink:href="https://github.com/mysqljs/mysql" office:target-frame-name="_blank" xlink:show="new" text:style-name="Internet_20_link" text:visited-style-name="Visited_20_Internet_20_Link">MySQL</text:a>. You can use here <text:a xlink:type="simple" xlink:href="https://intra.tamk.fi/fi/web/it-ohjeet/mysql-tietokantapalvelu" office:target-frame-name="_blank" xlink:show="new" text:style-name="Internet_20_link" text:visited-style-name="Visited_20_Internet_20_Link">TAMK MySQL</text:a> (in cloud) or MySQL installed in your computer. </text:p>
        </text:list-item>
        <text:list-item>
          <text:p text:style-name="P7">Create settings where user can determine if high score should be saved to file or a mysql. If MySQL, ask also user name, password, address. </text:p>
        </text:list-item>
        <text:list-item>
          <text:p text:style-name="P7">Save user settings to some text file so that they do not disappear when app is closed</text:p>
        </text:list-item>
        <text:list-item>
          <text:p text:style-name="P2">Divide your app into NodeJS modul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P </meta:initial-creator>
    <meta:creation-date>2017-10-02T09:56:47.73</meta:creation-date>
    <meta:document-statistic meta:table-count="0" meta:image-count="0" meta:object-count="0" meta:page-count="1" meta:paragraph-count="22" meta:word-count="318" meta:character-count="1653"/>
    <dc:date>2017-10-05T10:54:43.46</dc:date>
    <dc:creator>JP </dc:creator>
    <meta:editing-duration>P3DT42M45S</meta:editing-duration>
    <meta:editing-cycles>1</meta:editing-cycles>
    <meta:generator>OpenOffice/4.1.3$Win32 OpenOffice.org_project/413m1$Build-9783</meta:generator>
  </office:meta>
</office:document-meta>
</file>